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style:text-underline-style="none" style:font-size-asian="14pt" style:font-size-complex="16pt"/>
    </style:style>
    <style:style style:name="P3" style:family="paragraph" style:parent-style-name="Standard">
      <style:paragraph-properties fo:text-align="start" style:justify-single-word="false"/>
      <style:text-properties fo:font-size="16pt" style:text-underline-style="none" style:font-size-asian="16pt" style:font-size-complex="16pt"/>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5" style:family="paragraph" style:parent-style-name="Standard">
      <style:paragraph-properties fo:text-align="center" style:justify-single-word="false"/>
      <style:text-properties style:font-name="Bahnschrift SemiBold" fo:font-size="48pt" style:font-size-asian="48pt" style:font-size-complex="48pt"/>
    </style:style>
    <style:style style:name="P6" style:family="paragraph" style:parent-style-name="Standard">
      <style:paragraph-properties fo:text-align="center" style:justify-single-word="false"/>
      <style:text-properties style:font-name="Bahnschrift SemiBold" fo:font-size="20pt" style:font-size-asian="20pt" style:font-size-complex="20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color="#c9211e" fo:font-size="16pt" style:text-underline-style="none" style:font-size-asian="16pt" style:font-size-complex="16pt"/>
    </style:style>
    <style:style style:name="P9" style:family="paragraph" style:parent-style-name="Standard">
      <style:paragraph-properties fo:text-align="start" style:justify-single-word="false" fo:break-before="page"/>
      <style:text-properties fo:font-size="20pt" style:text-underline-style="solid" style:text-underline-width="auto" style:text-underline-color="font-color" style:font-size-asian="20pt" style:font-size-complex="20pt"/>
    </style:style>
    <style:style style:name="P10" style:family="paragraph" style:parent-style-name="Standard" style:list-style-name="L1">
      <style:paragraph-properties fo:text-align="start" style:justify-single-word="false"/>
      <style:text-properties fo:font-size="16pt" style:text-underline-style="none" style:font-size-asian="14pt" style:font-size-complex="16pt"/>
    </style:style>
    <style:style style:name="P11" style:family="paragraph" style:parent-style-name="Standard">
      <style:paragraph-properties fo:text-align="start" style:justify-single-word="false"/>
      <style:text-properties fo:font-size="16pt" style:text-underline-style="none" style:font-size-asian="16pt" style:font-size-complex="16pt"/>
    </style:style>
    <style:style style:name="P12" style:family="paragraph" style:parent-style-name="Standard">
      <style:paragraph-properties fo:text-align="start" style:justify-single-word="false"/>
      <style:text-properties fo:font-size="20pt" style:text-underline-style="solid" style:text-underline-width="auto" style:text-underline-color="font-color" style:font-size-asian="20pt" style:font-size-complex="20pt"/>
    </style:style>
    <style:style style:name="T1" style:family="text">
      <style:text-properties style:use-window-font-color="true" fo:font-size="16pt" style:text-underline-style="none" style:font-size-asian="16pt"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etis</text:p>
      <text:p text:style-name="P6">School made easy</text:p>
      <text:p text:style-name="P1"/>
      <text:p text:style-name="P4">Dokumentation der SRZ-Jahresarbeit von Karl Jahn, Bruno Hoffmann und Jakob Paridon</text:p>
      <text:p text:style-name="P1"/>
      <text:p text:style-name="P1">AG Informatik 2, Kursleiter: Herr Unger und Herr Stock</text:p>
      <text:p text:style-name="P1"/>
      <text:p text:style-name="P1">20.05.2021</text:p>
      <text:p text:style-name="P9">1. Gliederung:</text:p>
      <text:p text:style-name="P2"/>
      <text:list xml:id="list7070322974212447125" text:style-name="L1">
        <text:list-item>
          <text:p text:style-name="P10">Gliederung (Seite 2)</text:p>
        </text:list-item>
        <text:list-item>
          <text:p text:style-name="P10">Ziel der Arbeit (Seite 2)</text:p>
        </text:list-item>
        <text:list-item>
          <text:p text:style-name="P10">Hinweise zur Nutzung (Seite x)</text:p>
        </text:list-item>
        <text:list-item>
          <text:p text:style-name="P10">Programmentwicklung und Problemanalyse</text:p>
        </text:list-item>
        <text:list-item>
          <text:p text:style-name="P10">Diskussion des Status quo</text:p>
        </text:list-item>
        <text:list-item>
          <text:p text:style-name="P10">Quellen</text:p>
        </text:list-item>
      </text:list>
      <text:p text:style-name="P2"/>
      <text:p text:style-name="P12">2. Ziel der Arbeit</text:p>
      <text:p text:style-name="P3"/>
      <text:p text:style-name="P3">Metis ist ein Online-Dienst, der den Schulalltag vereinfachen soll – sowohl für Schüler als auch für Lehrer. Um diesen Zweck zu erfüllen, soll Metis viele <text:s/>Funktionen besitzen, welche Schüler sowie Lehrer entlasten und diesen neue Möglichkeiten eröffnen, das Lehren und Lernen divers und modern zu gestalten. Zu diesen Funktionen gehört z.B. ein Notensystem, welches die Organisation von Noten vereinfacht und einen schnellen Überblick über den Leistungsstand eines Schülers ermöglicht. Hinzu soll ein Aufgaben- und Stundenplaner kommen, welcher die Organisation von Hausaufgaben optimiert und eine zentrale Verwaltung dieser ermöglicht. Sollten trotzdem Fragen oder Unklarheiten auftreten, ist auch die Implementierung einer Kommunikationsmöglichkeit, z.B. in Form eines Chats oder E-Mail-Systems, möglich. Außerdem soll Metis die Schüler individuell unterstützen: für diesen Zweck wurden vielfältige Lernmöglichkeiten implementiert, die viele Bereiche des Schulalltags abdecken.</text:p>
      <text:p text:style-name="P3"/>
      <text:p text:style-name="P3">3. Hinweise zur Nutzung</text:p>
      <text:p text:style-name="P3"/>
      <text:p text:style-name="P3">Bevor man Metis nutzen kann, ist eine Anmeldung erforderlich. Hierbei wird jedoch zwischen den Accounts von Lehrern und Schülern unterschieden, welche verschiedene Berechtigungen und Nutzungsmöglichkeiten haben.</text:p>
      <text:p text:style-name="P3">Als Schüler ist die erste Funktion, zu der man, wie zu den anderen Features auch, über die Reiter auf dem oberen Ende der Seite navigiert, der Notenrechner: hier können Noten für verschieden Fächer eingetragen werden. Die Bedienung ist relativ einfach, das Design ist so intuitiv wie möglich gehalten: <text:s/>nachdem man ein Fach hinzugefügt hat, lassen sich für dieses Fach Noten eintragen. Metis erstellt automatisch den Durchschnitt <text:soft-page-break/>und speichert diesen, sowie die eingetragenen Noten, um einen Überblick über diese zu ermöglichen.</text:p>
      <text:p text:style-name="P3"/>
      <text:p text:style-name="P8">Bedienung Planer</text:p>
      <text:p text:style-name="P8"/>
      <text:p text:style-name="P8">Bedienung „Meine Klasse“</text:p>
      <text:p text:style-name="P8"><text:s/></text:p>
      <text:p text:style-name="P7"><text:span text:style-name="T1">Unter dem Reiter „Lernen“ lassen sich die diversen Übungsmöglichkeiten von Metis nutzen. Dazu gehört sowohl ein Vokabeltrainer als auch ein Quizsystem und ein Kopfrechenübungsprogramm. Der Vokabeltrainer ermöglicht es den Schülern, von Lehrern erstellte Vokabeln zu Lernen und zu Üben; </text:span><text:span text:style-name="T1">das Quizsystem vereinfacht das Aneignen und Wiederholen von Sachwissen, während es gleichzeitig Abwechslung in den oft eintönigen Schullalltag bringt. Hierbei lässt sich sowohl nach Themenkomplexen als auch nach speziellen Quizzen suchen, wenn ein Lehrer seinen Schülern eine andere Form der Wiederholung ermöglichen will. Auch das Kopfrechenübungsprogramm macht moderne Schule möglich: hierbei lassen sich Mathematikaufgaben, spezifiziert nach Zahl der Aufgaben, Rechenart, Zahlenbereich und Weiterem, um eine individuelle Übungszeit zu sichern, erstellen.</text:span></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0T17:51:50.280000000</meta:creation-date>
    <dc:date>2021-05-23T14:25:16.05</dc:date>
    <meta:editing-duration>PT44M29S</meta:editing-duration>
    <meta:editing-cycles>13</meta:editing-cycles>
    <meta:generator>OpenOffice/4.1.7$Win32 OpenOffice.org_project/417m1$Build-9800</meta:generator>
    <dc:creator>Bruno Hoffmann</dc:creator>
    <meta:document-statistic meta:table-count="0" meta:image-count="0" meta:object-count="0" meta:page-count="3" meta:paragraph-count="21" meta:word-count="410" meta:character-count="2982"/>
  </office:meta>
</office:document-meta>
</file>